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5.272cm"/>
    </style:style>
    <style:style style:name="co4" style:family="table-column">
      <style:table-column-properties fo:break-before="auto" style:column-width="4.152cm"/>
    </style:style>
    <style:style style:name="co5" style:family="table-column">
      <style:table-column-properties fo:break-before="auto" style:column-width="3.822cm"/>
    </style:style>
    <style:style style:name="co6" style:family="table-column">
      <style:table-column-properties fo:break-before="auto" style:column-width="3.097cm"/>
    </style:style>
    <style:style style:name="co7" style:family="table-column">
      <style:table-column-properties fo:break-before="auto" style:column-width="2.263cm"/>
    </style:style>
    <style:style style:name="co8" style:family="table-column">
      <style:table-column-properties fo:break-before="auto" style:column-width="2.593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83caff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ackground-color="#83caff" fo:border-left="0.002cm solid #000000" fo:border-right="0.002cm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ackground-color="#83caff" fo:border-left="0.002cm solid #000000" fo:border-right="0.002cm solid #000000" fo:border-top="none"/>
      <style:text-properties fo:font-size="8pt" fo:text-shadow="1pt 1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2cm solid #000000" fo:background-color="#83caff" fo:border-left="0.002cm solid #000000" fo:border-right="none" fo:border-top="0.002cm solid #000000"/>
    </style:style>
    <style:style style:name="ce9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83caff" fo:border="0.002cm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83caff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ackground-color="#83caff" fo:border-left="none" fo:border-right="none" fo:border-top="0.002cm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ffff" fo:border="0.002cm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02cm solid #000000" fo:background-color="#83caff" fo:border-left="none" fo:border-right="none" fo:border-top="0.002cm solid #000000"/>
    </style:style>
    <style:style style:name="ce18" style:family="table-cell" style:parent-style-name="Default">
      <style:table-cell-properties fo:background-color="#83caff" fo:border="0.002cm solid #000000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6600" fo:border="0.002cm solid #000000"/>
    </style:style>
    <style:style style:name="ce20" style:family="table-cell" style:parent-style-name="Default">
      <style:table-cell-properties fo:background-color="#83caff" fo:border="0.002cm solid #000000"/>
      <style:text-properties fo:font-size="10pt" fo:font-style="italic" style:font-size-asian="10pt" style:font-style-asian="italic" style:font-size-complex="10pt" style:font-style-complex="italic"/>
    </style:style>
    <style:style style:name="ce21" style:family="table-cell" style:parent-style-name="Default">
      <style:table-cell-properties fo:background-color="#83caff" style:text-align-source="value-type" style:repeat-content="false" fo:border="0.002cm solid #000000"/>
      <style:paragraph-properties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02cm solid #000000"/>
      <style:text-properties fo:font-size="10pt" fo:font-style="normal" style:font-size-asian="10pt" style:font-style-asian="normal" style:font-size-complex="10pt" style:font-style-complex="normal"/>
    </style:style>
    <style:style style:name="ce23" style:family="table-cell" style:parent-style-name="Default">
      <style:table-cell-properties fo:background-color="#ffffff" fo:border="0.002cm solid #000000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5" style:family="table-cell" style:parent-style-name="Default">
      <style:table-cell-properties fo:background-color="#83ca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 Black"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<text:s text:c="38"/>Тэст кейсы проверки калькулятора SD-210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<text:s text:c="5"/>Дата заполнения:8.09.202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Ф.И.О. Тестировщик:Фролов М.А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<text:s text:c="27"/>QA:Мазняк Е.С.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Номер</text:p>
          </table:table-cell>
          <table:table-cell table:style-name="ce7" office:value-type="string">
            <text:p>Описание</text:p>
          </table:table-cell>
          <table:table-cell table:style-name="ce2" office:value-type="string">
            <text:p>Шаги воспроизведения</text:p>
          </table:table-cell>
          <table:table-cell table:style-name="ce2" office:value-type="string">
            <text:p>Ожидаемый результат</text:p>
          </table:table-cell>
          <table:table-cell table:style-name="ce2" office:value-type="string">
            <text:p>Фактический</text:p>
          </table:table-cell>
          <table:table-cell table:style-name="ce2" office:value-type="string">
            <text:p>Статус</text:p>
          </table:table-cell>
          <table:table-cell table:style-name="ce2" office:value-type="string">
            <text:p>Окружение</text:p>
          </table:table-cell>
          <table:table-cell table:style-name="ce12" office:value-type="string">
            <text:p>Комментарий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8"/>
          <table:table-cell table:style-name="ce14" table:number-columns-repeated="3"/>
          <table:table-cell table:style-name="ce17" office:value-type="string">
            <text:p>Проверка функции включения</text:p>
          </table:table-cell>
          <table:table-cell table:style-name="ce17"/>
          <table:table-cell table:style-name="ce12"/>
          <table:table-cell table:number-columns-repeated="1016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string">
            <text:p>П<text:span text:style-name="T1">ри нажатии кнопки "on" на калькуляторе в дисплее высвечивается "0" устройство включено. </text:span></text:p>
          </table:table-cell>
          <table:table-cell table:style-name="ce9" office:value-type="string">
            <text:p>Нажать кнопку "on" </text:p>
          </table:table-cell>
          <table:table-cell table:style-name="ce9" office:value-type="string">
            <text:p>На дисплее появилась цифра "0"</text:p>
          </table:table-cell>
          <table:table-cell table:style-name="ce9" office:value-type="string">
            <text:p>На <text:span text:style-name="T1">дисплее</text:span> появилась цифра "0"</text:p>
          </table:table-cell>
          <table:table-cell table:style-name="ce12" office:value-type="string">
            <text:p>pass</text:p>
          </table:table-cell>
          <table:table-cell table:style-name="ce23" office:value-type="string">
            <text:p>калькулятор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5"/>
          <table:table-cell table:style-name="ce10"/>
          <table:table-cell table:style-name="ce11" table:number-columns-repeated="3"/>
          <table:table-cell table:style-name="ce18" office:value-type="string">
            <text:p>Проверка функции выключения</text:p>
          </table:table-cell>
          <table:table-cell table:style-name="ce11"/>
          <table:table-cell table:style-name="ce12"/>
          <table:table-cell table:number-columns-repeated="1016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При нажатии кнопки "off на калькуляторе, <text:span text:style-name="T1">дисплее</text:span> выключается, устройство выключено. </text:p>
          </table:table-cell>
          <table:table-cell table:style-name="ce9" office:value-type="string">
            <text:p>Нажать кнопку "off" </text:p>
          </table:table-cell>
          <table:table-cell table:style-name="ce9" office:value-type="string">
            <text:p>Дисплей <text:s/>выключается устройство выключено.</text:p>
          </table:table-cell>
          <table:table-cell table:style-name="ce16" office:value-type="string">
            <text:p>Дисплей не выключается, устройство не выключено.</text:p>
          </table:table-cell>
          <table:table-cell table:style-name="ce19" office:value-type="string">
            <text:p>fail</text:p>
          </table:table-cell>
          <table:table-cell table:style-name="ce23" office:value-type="string">
            <text:p>калькулятор</text:p>
          </table:table-cell>
          <table:table-cell table:style-name="ce24" office:value-type="string">
            <text:p>Функция кнопки "off" не работает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0" table:number-columns-repeated="4"/>
          <table:table-cell table:style-name="ce18" office:value-type="string">
            <text:p>Проверка функции сложения</text:p>
          </table:table-cell>
          <table:table-cell table:style-name="ce11"/>
          <table:table-cell table:style-name="ce12"/>
          <table:table-cell table:number-columns-repeated="58"/>
          <table:table-cell table:style-name="ce25" table:number-columns-repeated="958"/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string">
            <text:p>При последующем нажатии кнопок 1,+,1,= на <text:span text:style-name="T1">дисплее</text:span> высвечивается сумма чисел равная 2.</text:p>
          </table:table-cell>
          <table:table-cell table:style-name="ce9" office:value-type="string">
            <text:p>1.Нажимаем кнопку "on" включаем устройство. 2 нажимаем кнопку 1. 3 нажимаем кнопку+. <text:s/>4 нажимаем кнопку 1. 5 нажимаем кнопку =. 6 на <text:span text:style-name="T1">дисплее</text:span> высвечивается число 2.</text:p>
          </table:table-cell>
          <table:table-cell table:style-name="ce12" office:value-type="string">
            <text:p>на <text:span text:style-name="T1">дисплее</text:span> высветилась цифра "2"</text:p>
          </table:table-cell>
          <table:table-cell table:style-name="ce12" office:value-type="string">
            <text:p>на <text:span text:style-name="T1">дисплее</text:span> появилась цифра "2"</text:p>
          </table:table-cell>
          <table:table-cell table:style-name="ce12" office:value-type="string">
            <text:p>pass</text:p>
          </table:table-cell>
          <table:table-cell table:style-name="ce23" office:value-type="string">
            <text:p>калькулятор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0" table:number-columns-repeated="2"/>
          <table:table-cell table:style-name="ce11" table:number-columns-repeated="2"/>
          <table:table-cell table:style-name="ce20" office:value-type="string">
            <text:p>Проверка функции вычитания</text:p>
          </table:table-cell>
          <table:table-cell table:style-name="ce11"/>
          <table:table-cell table:style-name="ce12"/>
          <table:table-cell table:number-columns-repeated="58"/>
          <table:table-cell table:style-name="ce25" table:number-columns-repeated="958"/>
        </table:table-row>
        <table:table-row table:style-name="ro2">
          <table:table-cell table:style-name="ce4" office:value-type="float" office:value="4">
            <text:p>4</text:p>
          </table:table-cell>
          <table:table-cell office:value-type="string">
            <text:p>При последующем нажатии кнопок 2,-,2,= на <text:span text:style-name="T1">дисплее</text:span> высвечивается разность чисел равная 0.</text:p>
          </table:table-cell>
          <table:table-cell table:style-name="ce9" office:value-type="string">
            <text:p>1.Нажимаем кнопку "on" включаем устройство. 2 нажимаем кнопку 2. 3 нажимаем кнопку-. <text:s/>4 нажимаем кнопку 2. 5 нажимаем кнопку =. 6 на <text:span text:style-name="T1">дисплее</text:span> высвечивается число 0.</text:p>
          </table:table-cell>
          <table:table-cell table:style-name="ce12" office:value-type="string">
            <text:p>на <text:span text:style-name="T1">дисплее</text:span> высветилась цифра "0"</text:p>
          </table:table-cell>
          <table:table-cell table:style-name="ce12" office:value-type="string">
            <text:p>на <text:span text:style-name="T1">дисплее</text:span> высветилась цифра "0"</text:p>
          </table:table-cell>
          <table:table-cell table:style-name="ce12" office:value-type="string">
            <text:p>pass</text:p>
          </table:table-cell>
          <table:table-cell table:style-name="ce23" office:value-type="string">
            <text:p>калькулятор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5"/>
          <table:table-cell table:style-name="ce10" table:number-columns-repeated="2"/>
          <table:table-cell table:style-name="ce11" table:number-columns-repeated="2"/>
          <table:table-cell table:style-name="ce18" office:value-type="string">
            <text:p>Проверка функции умножения</text:p>
          </table:table-cell>
          <table:table-cell table:style-name="ce11"/>
          <table:table-cell table:style-name="ce12"/>
          <table:table-cell table:number-columns-repeated="58"/>
          <table:table-cell table:style-name="ce25" table:number-columns-repeated="958"/>
        </table:table-row>
        <table:table-row table:style-name="ro2">
          <table:table-cell table:style-name="ce4" office:value-type="float" office:value="5">
            <text:p>5</text:p>
          </table:table-cell>
          <table:table-cell office:value-type="string">
            <text:p>При последующем нажатии кнопок 3,*,3,= на <text:span text:style-name="T1">дисплее</text:span> высвечивается произведение чисел равная 9.</text:p>
          </table:table-cell>
          <table:table-cell table:style-name="ce9" office:value-type="string">
            <text:p>1.Нажимаем кнопку "on" включаем устройство. 2 Нажимаем кнопку 3. 3 Нажимаем кнопку*. 4 Нажимаем кнопку 3. 5 Нажимаем кнопку =. 6 на <text:span text:style-name="T1">дисплее</text:span> высвечивается число 9.</text:p>
          </table:table-cell>
          <table:table-cell table:style-name="ce12" office:value-type="string">
            <text:p>на <text:span text:style-name="T1">дисплее</text:span> высветилась цифра "9"</text:p>
          </table:table-cell>
          <table:table-cell table:style-name="ce12" office:value-type="string">
            <text:p>на <text:span text:style-name="T1">дисплее</text:span> высветилась цифра "9"</text:p>
          </table:table-cell>
          <table:table-cell table:style-name="ce12" office:value-type="string">
            <text:p>pass</text:p>
          </table:table-cell>
          <table:table-cell table:style-name="ce23" office:value-type="string">
            <text:p>калькулятор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5"/>
          <table:table-cell table:style-name="ce10" table:number-columns-repeated="2"/>
          <table:table-cell table:style-name="ce11" table:number-columns-repeated="2"/>
          <table:table-cell table:style-name="ce18" office:value-type="string">
            <text:p>Проверка функции деления</text:p>
          </table:table-cell>
          <table:table-cell table:style-name="ce11"/>
          <table:table-cell table:style-name="ce12"/>
          <table:table-cell table:number-columns-repeated="58"/>
          <table:table-cell table:style-name="ce25" table:number-columns-repeated="958"/>
        </table:table-row>
        <table:table-row table:style-name="ro2">
          <table:table-cell table:style-name="ce4" office:value-type="float" office:value="6">
            <text:p>6</text:p>
          </table:table-cell>
          <table:table-cell office:value-type="string">
            <text:p>При последующем нажатии кнопок 4,/,4,= на экране высвечивается частное чисел равное 1.</text:p>
          </table:table-cell>
          <table:table-cell table:style-name="ce9" office:value-type="string">
            <text:p>1.Нажимаем кнопку "on" включаем устройство. 2 Нажимаем кнопку 4. 3 Нажимаем кнопку/. 4 Нажимаем кнопку 4. 5 Нажимаем кнопку =. 6 на <text:span text:style-name="T1">дисплее</text:span> высвечивается число 1.</text:p>
          </table:table-cell>
          <table:table-cell table:style-name="ce12" office:value-type="string">
            <text:p>на <text:span text:style-name="T1">дисплее</text:span> высветилась цифра "1"</text:p>
          </table:table-cell>
          <table:table-cell table:style-name="ce12" office:value-type="string">
            <text:p>на <text:span text:style-name="T1">дисплее</text:span> высветилась цифра "1"</text:p>
          </table:table-cell>
          <table:table-cell table:style-name="ce12" office:value-type="string">
            <text:p>pass</text:p>
          </table:table-cell>
          <table:table-cell table:style-name="ce23" office:value-type="string">
            <text:p>калькулятор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5"/>
          <table:table-cell table:style-name="ce10" table:number-columns-repeated="2"/>
          <table:table-cell table:style-name="ce11" table:number-columns-repeated="2"/>
          <table:table-cell table:style-name="ce21" office:value-type="string">
            <text:p>Проверка функции сложения на цифру "0"</text:p>
          </table:table-cell>
          <table:table-cell table:style-name="ce11"/>
          <table:table-cell table:style-name="ce25"/>
          <table:table-cell table:number-columns-repeated="58"/>
          <table:table-cell table:style-name="ce25" table:number-columns-repeated="958"/>
        </table:table-row>
        <table:table-row table:style-name="ro2">
          <table:table-cell table:style-name="ce4" office:value-type="float" office:value="7">
            <text:p>7</text:p>
          </table:table-cell>
          <table:table-cell office:value-type="string">
            <text:p>При последующем нажатии кнопок 1,+,0,= на <text:span text:style-name="T1">дисплее</text:span> высвечивается сумма чисел равная 1.</text:p>
          </table:table-cell>
          <table:table-cell table:style-name="ce9" office:value-type="string">
            <text:p>1.Нажимаем кнопку "on" включаем устройство. 2 Нажимаем кнопку 1. 3 Нажимаем кнопку+. 4 Нажимаем кнопку 0. 5 Нажимаем кнопку =. 6 на <text:span text:style-name="T1">дисплее</text:span> высвечивается число 1.</text:p>
          </table:table-cell>
          <table:table-cell table:style-name="ce12" office:value-type="string">
            <text:p>на <text:span text:style-name="T1">дисплее</text:span> высветилась цифра "1"</text:p>
          </table:table-cell>
          <table:table-cell table:style-name="ce12" office:value-type="string">
            <text:p>на <text:span text:style-name="T1">дисплее</text:span> высветилась цифра "1"</text:p>
          </table:table-cell>
          <table:table-cell table:style-name="ce12" office:value-type="string">
            <text:p>pass</text:p>
          </table:table-cell>
          <table:table-cell table:style-name="ce23" office:value-type="string">
            <text:p>калькулятор</text:p>
          </table:table-cell>
          <table:table-cell table:number-columns-repeated="1017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1" table:number-columns-repeated="2"/>
          <table:table-cell table:style-name="ce10" table:number-columns-repeated="2"/>
          <table:table-cell table:style-name="ce20" office:value-type="string">
            <text:p>Проверка функции вычитания на цифру "0"</text:p>
          </table:table-cell>
          <table:table-cell table:style-name="ce10"/>
          <table:table-cell table:style-name="ce25"/>
          <table:table-cell table:number-columns-repeated="6"/>
          <table:table-cell table:style-name="ce25" table:number-columns-repeated="1010"/>
        </table:table-row>
        <table:table-row table:style-name="ro2">
          <table:table-cell table:style-name="ce4" office:value-type="float" office:value="9">
            <text:p>9</text:p>
          </table:table-cell>
          <table:table-cell office:value-type="string">
            <text:p>При последующем нажатии кнопок 2,-,0,= на <text:span text:style-name="T1">дисплее</text:span> высвечивается разность чисел равная 2.</text:p>
          </table:table-cell>
          <table:table-cell table:style-name="ce9" office:value-type="string">
            <text:p>1.Нажимаем кнопку "on" включаем устройство. 2 нажимаем кнопку 2. 3 нажимаем кнопку-. <text:s/>4 нажимаем кнопку 0. 5 нажимаем кнопку =. 6 на <text:span text:style-name="T1">дисплее</text:span> высвечивается число 2.</text:p>
          </table:table-cell>
          <table:table-cell table:style-name="ce15" office:value-type="string">
            <text:p>на <text:span text:style-name="T1">дисплее</text:span> высветилась цифра "2"</text:p>
          </table:table-cell>
          <table:table-cell table:style-name="ce12" office:value-type="string">
            <text:p>на <text:span text:style-name="T1">дисплее</text:span> высветилась цифра "2"</text:p>
          </table:table-cell>
          <table:table-cell table:style-name="ce15" office:value-type="string">
            <text:p>pass</text:p>
          </table:table-cell>
          <table:table-cell table:style-name="ce12" office:value-type="string">
            <text:p>калькулятор</text:p>
          </table:table-cell>
          <table:table-cell table:number-columns-repeated="1017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1" table:number-columns-repeated="2"/>
          <table:table-cell table:style-name="ce10"/>
          <table:table-cell table:style-name="ce11"/>
          <table:table-cell table:style-name="ce20" office:value-type="string">
            <text:p>Проверка функции умножения на цифру "0"</text:p>
          </table:table-cell>
          <table:table-cell table:style-name="ce11"/>
          <table:table-cell table:style-name="ce25"/>
          <table:table-cell table:number-columns-repeated="6"/>
          <table:table-cell table:style-name="ce25" table:number-columns-repeated="1010"/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При последующем нажатии кнопок 3,*,0,= на <text:span text:style-name="T1">дисплее</text:span> высвечивается произведение чисел равная 0.</text:p>
          </table:table-cell>
          <table:table-cell table:style-name="ce9" office:value-type="string">
            <text:p>1.Нажимаем кнопку "on" включаем устройство. 2 нажимаем кнопку 3. 3 нажимаем кнопку*. <text:s/>4 нажимаем кнопку 0. 5 нажимаем кнопку =. 6 на <text:span text:style-name="T1">дисплее</text:span> высвечивается число 0.</text:p>
          </table:table-cell>
          <table:table-cell table:style-name="ce9" office:value-type="string">
            <text:p><text:span text:style-name="T3">на </text:span><text:span text:style-name="T1">дисплее</text:span><text:span text:style-name="T3"> высветилась цифра "0"</text:span></text:p>
          </table:table-cell>
          <table:table-cell table:style-name="ce12" office:value-type="string">
            <text:p><text:span text:style-name="T3">на </text:span><text:span text:style-name="T1">дисплее</text:span><text:span text:style-name="T3"> высветилась цифра "0"</text:span></text:p>
          </table:table-cell>
          <table:table-cell table:style-name="ce22" office:value-type="string">
            <text:p>pass</text:p>
          </table:table-cell>
          <table:table-cell table:style-name="ce12" office:value-type="string">
            <text:p>калькулятор</text:p>
          </table:table-cell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9"/>
          <table:table-cell table:style-name="ce12"/>
          <table:table-cell table:style-name="ce9"/>
          <table:table-cell table:style-name="ce12"/>
          <table:table-cell table:number-columns-repeated="1017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3" office:value-type="string">
            <text:p><text:span text:style-name="T1">По результатам проверки выявлен дефект кнопки </text:span><text:span text:style-name="T2">OFF.</text:span>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0">10.09.2023</text:date>, <text:time>11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0M53S</meta:editing-duration>
    <meta:editing-cycles>20</meta:editing-cycles>
    <meta:generator>OpenOffice/4.1.2$Win32 OpenOffice.org_project/412m3$Build-9782</meta:generator>
    <dc:date>2023-09-10T11:47:31.04</dc:date>
    <dc:creator>елена </dc:creator>
    <meta:printed-by>елена </meta:printed-by>
    <meta:print-date>2023-09-10T11:47:03.59</meta:print-date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